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5" calcext:value-type="date">
            <text:p>2025-05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Experimented; Tried parallel auxiliary region processing on cloud server; Started writing</text:p>
          </table:table-cell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9" calcext:value-type="date">
            <text:p>2025-05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1" calcext:value-type="date">
            <text:p>2025-05-3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1" calcext:value-type="date">
            <text:p>2025-06-0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21.75" calcext:value-type="float">
            <text:p>221.7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43681318681319" calcext:value-type="float">
            <text:p>2.44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8:39:55.8461012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25T18:40:28.860195804</dc:date>
    <meta:editing-duration>PT2H37M30S</meta:editing-duration>
    <meta:editing-cycles>113</meta:editing-cycles>
    <meta:generator>LibreOffice/24.2.7.2$Linux_X86_64 LibreOffice_project/420$Build-2</meta:generator>
    <meta:document-statistic meta:table-count="1" meta:cell-count="296" meta:object-count="0"/>
  </office:meta>
</office:document-meta>
</file>